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399cm" style:rel-column-width="2494*"/>
    </style:style>
    <style:style style:name="Table1.B" style:family="table-column">
      <style:table-column-properties style:column-width="3.902cm" style:rel-column-width="2212*"/>
    </style:style>
    <style:style style:name="Table1.C" style:family="table-column">
      <style:table-column-properties style:column-width="9.289cm" style:rel-column-width="5266*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officeooo:rsid="00218447" officeooo:paragraph-rsid="00218447"/>
    </style:style>
    <style:style style:name="P2" style:family="paragraph" style:parent-style-name="Table_20_Contents">
      <style:text-properties fo:font-size="14pt" fo:font-weight="bold" officeooo:rsid="0040cae5" officeooo:paragraph-rsid="0040cae5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rsid="0040cae5" officeooo:paragraph-rsid="0040cae5"/>
    </style:style>
    <style:style style:name="P4" style:family="paragraph" style:parent-style-name="Standard">
      <style:text-properties officeooo:rsid="00427ff6" officeooo:paragraph-rsid="00427ff6"/>
    </style:style>
    <style:style style:name="P5" style:family="paragraph" style:parent-style-name="Standard">
      <style:text-properties officeooo:rsid="0042e244" officeooo:paragraph-rsid="0042e244"/>
    </style:style>
    <style:style style:name="P6" style:family="paragraph" style:parent-style-name="Standard">
      <style:text-properties officeooo:rsid="0043f047" officeooo:paragraph-rsid="0043f047"/>
    </style:style>
    <style:style style:name="P7" style:family="paragraph" style:parent-style-name="Text_20_body" style:list-style-name="L1">
      <style:text-properties officeooo:rsid="000add93" officeooo:paragraph-rsid="000add93"/>
    </style:style>
    <style:style style:name="P8" style:family="paragraph" style:parent-style-name="Text_20_body" style:list-style-name="L1">
      <style:text-properties officeooo:rsid="0011157b" officeooo:paragraph-rsid="00128f89"/>
    </style:style>
    <style:style style:name="P9" style:family="paragraph" style:parent-style-name="Text_20_body" style:list-style-name="L1">
      <style:text-properties officeooo:rsid="00234163" officeooo:paragraph-rsid="00234163"/>
    </style:style>
    <style:style style:name="P10" style:family="paragraph" style:parent-style-name="Text_20_body" style:list-style-name="L1">
      <style:text-properties officeooo:rsid="00244576" officeooo:paragraph-rsid="00244576"/>
    </style:style>
    <style:style style:name="P11" style:family="paragraph" style:parent-style-name="Text_20_body" style:list-style-name="L1">
      <style:text-properties officeooo:rsid="0028bb78" officeooo:paragraph-rsid="0028bb78"/>
    </style:style>
    <style:style style:name="P12" style:family="paragraph" style:parent-style-name="Text_20_body" style:list-style-name="L1">
      <style:text-properties officeooo:rsid="0028bb78" officeooo:paragraph-rsid="0029da02"/>
    </style:style>
    <style:style style:name="P13" style:family="paragraph" style:parent-style-name="Text_20_body" style:list-style-name="L1">
      <style:text-properties officeooo:rsid="000b7b59" officeooo:paragraph-rsid="000b7b59"/>
    </style:style>
    <style:style style:name="P14" style:family="paragraph" style:parent-style-name="Text_20_body" style:list-style-name="L1">
      <style:text-properties officeooo:rsid="000b7b59" officeooo:paragraph-rsid="002e5909"/>
    </style:style>
    <style:style style:name="P15" style:family="paragraph" style:parent-style-name="Text_20_body" style:list-style-name="L1">
      <style:text-properties officeooo:rsid="000bdc96" officeooo:paragraph-rsid="000bdc96"/>
    </style:style>
    <style:style style:name="P16" style:family="paragraph" style:parent-style-name="Text_20_body" style:list-style-name="L1">
      <style:text-properties officeooo:rsid="0018ae66" officeooo:paragraph-rsid="0018ae66"/>
    </style:style>
    <style:style style:name="P17" style:family="paragraph" style:parent-style-name="Text_20_body" style:list-style-name="L2">
      <style:text-properties officeooo:paragraph-rsid="001b9b4a"/>
    </style:style>
    <style:style style:name="P18" style:family="paragraph" style:parent-style-name="Text_20_body" style:list-style-name="L2">
      <style:text-properties officeooo:rsid="002aec15" officeooo:paragraph-rsid="002aec15"/>
    </style:style>
    <style:style style:name="P19" style:family="paragraph" style:parent-style-name="Text_20_body" style:list-style-name="L3">
      <style:text-properties officeooo:rsid="002ede1c" officeooo:paragraph-rsid="002ede1c"/>
    </style:style>
    <style:style style:name="P20" style:family="paragraph" style:parent-style-name="Text_20_body" style:list-style-name="L3">
      <style:text-properties officeooo:rsid="00362c18" officeooo:paragraph-rsid="00362c18"/>
    </style:style>
    <style:style style:name="P21" style:family="paragraph" style:parent-style-name="Text_20_body" style:list-style-name="L3">
      <style:text-properties officeooo:rsid="00369a42" officeooo:paragraph-rsid="00369a42"/>
    </style:style>
    <style:style style:name="P22" style:family="paragraph" style:parent-style-name="Text_20_body">
      <style:text-properties officeooo:rsid="00369a42" officeooo:paragraph-rsid="00369a42"/>
    </style:style>
    <style:style style:name="P23" style:family="paragraph" style:parent-style-name="Text_20_body" style:list-style-name="L2">
      <style:text-properties officeooo:rsid="003f45b7" officeooo:paragraph-rsid="003f45b7"/>
    </style:style>
    <style:style style:name="P24" style:family="paragraph" style:parent-style-name="Text_20_body" style:list-style-name="L2">
      <style:text-properties officeooo:rsid="003f45b7" officeooo:paragraph-rsid="00409bd5"/>
    </style:style>
    <style:style style:name="P25" style:family="paragraph" style:parent-style-name="Text_20_body" style:list-style-name="L2">
      <style:text-properties officeooo:rsid="003f45b7" officeooo:paragraph-rsid="0040cae5"/>
    </style:style>
    <style:style style:name="P26" style:family="paragraph" style:parent-style-name="Text_20_body">
      <style:text-properties officeooo:paragraph-rsid="0043f047"/>
    </style:style>
    <style:style style:name="P27" style:family="paragraph" style:parent-style-name="Heading_20_1">
      <style:text-properties officeooo:rsid="002ede1c" officeooo:paragraph-rsid="002ede1c"/>
    </style:style>
    <style:style style:name="P28" style:family="paragraph" style:parent-style-name="Heading_20_1">
      <style:text-properties officeooo:rsid="0043f047" officeooo:paragraph-rsid="0043f047"/>
    </style:style>
    <style:style style:name="T1" style:family="text">
      <style:text-properties officeooo:rsid="00128f89"/>
    </style:style>
    <style:style style:name="T2" style:family="text">
      <style:text-properties officeooo:rsid="0015cc98"/>
    </style:style>
    <style:style style:name="T3" style:family="text">
      <style:text-properties officeooo:rsid="001ade05"/>
    </style:style>
    <style:style style:name="T4" style:family="text">
      <style:text-properties officeooo:rsid="001b9b4a"/>
    </style:style>
    <style:style style:name="T5" style:family="text">
      <style:text-properties officeooo:rsid="00234163"/>
    </style:style>
    <style:style style:name="T6" style:family="text">
      <style:text-properties officeooo:rsid="0029da02"/>
    </style:style>
    <style:style style:name="T7" style:family="text">
      <style:text-properties officeooo:rsid="002be1b6"/>
    </style:style>
    <style:style style:name="T8" style:family="text">
      <style:text-properties officeooo:rsid="002e5909"/>
    </style:style>
    <style:style style:name="T9" style:family="text">
      <style:text-properties officeooo:rsid="002ede1c"/>
    </style:style>
    <style:style style:name="T10" style:family="text">
      <style:text-properties officeooo:rsid="00353b98"/>
    </style:style>
    <style:style style:name="T11" style:family="text">
      <style:text-properties officeooo:rsid="0035b992"/>
    </style:style>
    <style:style style:name="T12" style:family="text">
      <style:text-properties officeooo:rsid="00369a42"/>
    </style:style>
    <style:style style:name="T13" style:family="text">
      <style:text-properties officeooo:rsid="0037abef"/>
    </style:style>
    <style:style style:name="T14" style:family="text">
      <style:text-properties officeooo:rsid="00397803"/>
    </style:style>
    <style:style style:name="T15" style:family="text">
      <style:text-properties officeooo:rsid="00409bd5"/>
    </style:style>
    <style:style style:name="T16" style:family="text">
      <style:text-properties officeooo:rsid="0040cae5"/>
    </style:style>
    <style:style style:name="T17" style:family="text">
      <style:text-properties officeooo:rsid="00427ff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Open Plantb0t</text:p>
      <text:p text:style-name="P1">Revision A-2 (Complete Redesign)</text:p>
      <text:p text:style-name="Text_20_body"/>
      <text:h text:style-name="Heading_20_1" text:outline-level="1">Planned Features</text:h>
      <text:list xml:id="list5611978357998586235" text:style-name="L1">
        <text:list-item>
          <text:p text:style-name="P7">WiFi enabled SOM with integratd USB programmer</text:p>
        </text:list-item>
        <text:list-item>
          <text:p text:style-name="P8">Gated <text:span text:style-name="T2">p</text:span>ower on <text:span text:style-name="T5">board</text:span> <text:span text:style-name="T1">with timed re-enable for ultra-low-power sleep</text:span></text:p>
          <text:list>
            <text:list-item>
              <text:p text:style-name="P9">Coin cell backup battery for the RTC</text:p>
            </text:list-item>
            <text:list-item>
              <text:p text:style-name="P10">RTC on I²C-Bus for easy configuration and <text:span text:style-name="T6">re-</text:span>programming</text:p>
            </text:list-item>
          </text:list>
        </text:list-item>
        <text:list-item>
          <text:p text:style-name="P7">Exposed GPIO for user additions <text:span text:style-name="T6">(6x)</text:span></text:p>
        </text:list-item>
        <text:list-item>
          <text:p text:style-name="P7">I²C-Bus on extention pins and around the board</text:p>
        </text:list-item>
        <text:list-item>
          <text:p text:style-name="P11">On-Board sensor packages for Humidity, Temperature, Light and Soil Moisture via measuring sticks</text:p>
        </text:list-item>
        <text:list-item>
          <text:p text:style-name="P11">Extention ports for additional sensor boards</text:p>
          <text:list>
            <text:list-item>
              <text:p text:style-name="P11">2x I²C extentions for smart extention boards (Plantb0t Sense<text:span text:style-name="T13">+</text:span>)</text:p>
            </text:list-item>
            <text:list-item>
              <text:p text:style-name="P11"><text:span text:style-name="T10">2</text:span>x Analogue inputs with constant current source and ground measurement</text:p>
            </text:list-item>
          </text:list>
        </text:list-item>
        <text:list-item>
          <text:p text:style-name="P11">Analogue Multiplexer with switching via I²C</text:p>
        </text:list-item>
        <text:list-item>
          <text:p text:style-name="P11">Variable Gain Amplifier with I²C controller</text:p>
        </text:list-item>
        <text:list-item>
          <text:p text:style-name="P12">10-bit Analog to Digital Converter (ADC) <text:span text:style-name="T6">on </text:span>I²C </text:p>
        </text:list-item>
        <text:list-item>
          <text:p text:style-name="P13">Volage regulator for USB power and power extention pins</text:p>
        </text:list-item>
        <text:list-item>
          <text:p text:style-name="P14">Power Extention Pins (PEP) to <text:span text:style-name="T8">add external power handling</text:span> <text:span text:style-name="T7">(Plantb0t Power+)</text:span></text:p>
        </text:list-item>
        <text:list-item>
          <text:p text:style-name="P15">Status LEDs for sensors, power, programming and board state</text:p>
        </text:list-item>
        <text:list-item>
          <text:p text:style-name="P16">Form factor 5x5cm, <text:span text:style-name="T3">all SMD parts on 2-layer boards.</text:span></text:p>
        </text:list-item>
      </text:list>
      <text:h text:style-name="P28" text:outline-level="1"><text:soft-page-break/>Bill of Materials (BoM)</text:h>
      <text:p text:style-name="P2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Type</text:p>
          </table:table-cell>
          <table:table-cell table:style-name="Table1.A1" office:value-type="string">
            <text:p text:style-name="P2">Device Number</text:p>
          </table:table-cell>
          <table:table-cell table:style-name="Table1.C1" office:value-type="string">
            <text:p text:style-name="P2">Datasheet Link</text:p>
          </table:table-cell>
        </table:table-row>
        <table:table-row>
          <table:table-cell table:style-name="Table1.A15" office:value-type="string">
            <text:p text:style-name="P5">ESP-12 SOM</text:p>
          </table:table-cell>
          <table:table-cell table:style-name="Table1.B15" office:value-type="string">
            <text:p text:style-name="P6">ESP8266MOD</text:p>
          </table:table-cell>
          <table:table-cell table:style-name="Table1.C15" office:value-type="string">
            <text:p text:style-name="P5">...</text:p>
          </table:table-cell>
        </table:table-row>
        <table:table-row>
          <table:table-cell table:style-name="Table1.A15" office:value-type="string">
            <text:p text:style-name="Standard"><text:span text:style-name="T17">I²C </text:span>Real Time Clock</text:p>
          </table:table-cell>
          <table:table-cell table:style-name="Table1.B15" office:value-type="string">
            <text:p text:style-name="Standard">DS1307</text:p>
          </table:table-cell>
          <table:table-cell table:style-name="Table1.C15" office:value-type="string">
            <text:p text:style-name="Standard">http://www.farnell.com/datasheets/1647366.pdf</text:p>
          </table:table-cell>
        </table:table-row>
        <table:table-row>
          <table:table-cell table:style-name="Table1.A15" office:value-type="string">
            <text:p text:style-name="Standard">USB Programmer</text:p>
          </table:table-cell>
          <table:table-cell table:style-name="Table1.B15" office:value-type="string">
            <text:p text:style-name="Standard">EFM8UB10F8G</text:p>
          </table:table-cell>
          <table:table-cell table:style-name="Table1.C15" office:value-type="string">
            <text:p text:style-name="Standard">http://www.farnell.com/datasheets/1884509.pdf</text:p>
          </table:table-cell>
        </table:table-row>
        <table:table-row>
          <table:table-cell table:style-name="Table1.A15" office:value-type="string">
            <text:p text:style-name="Standard">Constant <text:span text:style-name="T16">C</text:span>urrent <text:span text:style-name="T16">S</text:span>ource</text:p>
          </table:table-cell>
          <table:table-cell table:style-name="Table1.B15" office:value-type="string">
            <text:p text:style-name="Standard">PSSI2021SAY</text:p>
          </table:table-cell>
          <table:table-cell table:style-name="Table1.C15" office:value-type="string">
            <text:p text:style-name="Standard">http://www.farnell.com/datasheets/667515.pdf</text:p>
          </table:table-cell>
        </table:table-row>
        <table:table-row>
          <table:table-cell table:style-name="Table1.A15" office:value-type="string">
            <text:p text:style-name="Standard">I²C Variable Resistor</text:p>
          </table:table-cell>
          <table:table-cell table:style-name="Table1.B15" office:value-type="string">
            <text:p text:style-name="Standard">MCP4017</text:p>
          </table:table-cell>
          <table:table-cell table:style-name="Table1.C15" office:value-type="string">
            <text:p text:style-name="Standard">http://www.farnell.com/datasheets/388001.pdf</text:p>
          </table:table-cell>
        </table:table-row>
        <table:table-row>
          <table:table-cell table:style-name="Table1.A15" office:value-type="string">
            <text:p text:style-name="Standard">Analog MUX</text:p>
          </table:table-cell>
          <table:table-cell table:style-name="Table1.B15" office:value-type="string">
            <text:p text:style-name="Standard">74HC4051</text:p>
          </table:table-cell>
          <table:table-cell table:style-name="Table1.C15" office:value-type="string">
            <text:p text:style-name="Standard">http://www.farnell.com/datasheets/1645588.pdf</text:p>
          </table:table-cell>
        </table:table-row>
        <table:table-row>
          <table:table-cell table:style-name="Table1.A15" office:value-type="string">
            <text:p text:style-name="P3">I²C 4-bit I/O Expander </text:p>
          </table:table-cell>
          <table:table-cell table:style-name="Table1.B15" office:value-type="string">
            <text:p text:style-name="Standard">PCA9536</text:p>
          </table:table-cell>
          <table:table-cell table:style-name="Table1.C15" office:value-type="string">
            <text:p text:style-name="Standard">http://www.farnell.com/datasheets/1874752.pdf</text:p>
          </table:table-cell>
        </table:table-row>
        <table:table-row>
          <table:table-cell table:style-name="Table1.A15" office:value-type="string">
            <text:p text:style-name="P4">Voltage Regulator</text:p>
          </table:table-cell>
          <table:table-cell table:style-name="Table1.B15" office:value-type="string">
            <text:p text:style-name="P4">LM2937IMP-3.3</text:p>
          </table:table-cell>
          <table:table-cell table:style-name="Table1.C15" office:value-type="string">
            <text:p text:style-name="P4">http://www.farnell.com/datasheets/1997654.pdf</text:p>
          </table:table-cell>
        </table:table-row>
        <table:table-row>
          <table:table-cell table:style-name="Table1.A15" office:value-type="string">
            <text:p text:style-name="P4">Red Status LED</text:p>
          </table:table-cell>
          <table:table-cell table:style-name="Table1.B15" office:value-type="string">
            <text:p text:style-name="P4">KPT-3216EC</text:p>
          </table:table-cell>
          <table:table-cell table:style-name="Table1.C15" office:value-type="string">
            <text:p text:style-name="P4">http://www.farnell.com/datasheets/2045822.pdf</text:p>
          </table:table-cell>
        </table:table-row>
        <table:table-row>
          <table:table-cell table:style-name="Table1.A15" office:value-type="string">
            <text:p text:style-name="P4">RGB Status LED</text:p>
          </table:table-cell>
          <table:table-cell table:style-name="Table1.B15" office:value-type="string">
            <text:p text:style-name="P5">SML-522MU8WT86</text:p>
          </table:table-cell>
          <table:table-cell table:style-name="Table1.C15" office:value-type="string">
            <text:p text:style-name="P5">http://www.farnell.com/datasheets/1996295.pdf</text:p>
          </table:table-cell>
        </table:table-row>
        <table:table-row>
          <table:table-cell table:style-name="Table1.A15" office:value-type="string">
            <text:p text:style-name="Standard"/>
          </table:table-cell>
          <table:table-cell table:style-name="Table1.B15" office:value-type="string">
            <text:p text:style-name="Standard"/>
          </table:table-cell>
          <table:table-cell table:style-name="Table1.C15" office:value-type="string">
            <text:p text:style-name="Standard"/>
          </table:table-cell>
        </table:table-row>
        <table:table-row>
          <table:table-cell table:style-name="Table1.A15" office:value-type="string">
            <text:p text:style-name="Standard"/>
          </table:table-cell>
          <table:table-cell table:style-name="Table1.B15" office:value-type="string">
            <text:p text:style-name="Standard"/>
          </table:table-cell>
          <table:table-cell table:style-name="Table1.C15" office:value-type="string">
            <text:p text:style-name="Standard"/>
          </table:table-cell>
        </table:table-row>
        <table:table-row>
          <table:table-cell table:style-name="Table1.A15" office:value-type="string">
            <text:p text:style-name="Standard"/>
          </table:table-cell>
          <table:table-cell table:style-name="Table1.B15" office:value-type="string">
            <text:p text:style-name="Standard"/>
          </table:table-cell>
          <table:table-cell table:style-name="Table1.C15" office:value-type="string">
            <text:p text:style-name="Standard"/>
          </table:table-cell>
        </table:table-row>
        <table:table-row>
          <table:table-cell table:style-name="Table1.A15" office:value-type="string">
            <text:p text:style-name="Standard"/>
          </table:table-cell>
          <table:table-cell table:style-name="Table1.B15" office:value-type="string">
            <text:p text:style-name="Standard"/>
          </table:table-cell>
          <table:table-cell table:style-name="Table1.C15" office:value-type="string">
            <text:p text:style-name="Standard"/>
          </table:table-cell>
        </table:table-row>
        <table:table-row>
          <table:table-cell table:style-name="Table1.A16" office:value-type="string">
            <text:p text:style-name="Table_20_Contents"/>
          </table:table-cell>
          <table:table-cell table:style-name="Table1.B16" office:value-type="string">
            <text:p text:style-name="Table_20_Contents"/>
          </table:table-cell>
          <table:table-cell table:style-name="Table1.C16" office:value-type="string">
            <text:p text:style-name="Table_20_Contents"/>
          </table:table-cell>
        </table:table-row>
      </table:table>
      <text:h text:style-name="P27" text:outline-level="1"/>
      <text:h text:style-name="P27" text:outline-level="1">I²C Bus Devices</text:h>
      <text:list xml:id="list789261933089488988" text:style-name="L3">
        <text:list-item>
          <text:p text:style-name="P19">ESP-12 (Master)</text:p>
        </text:list-item>
        <text:list-item>
          <text:p text:style-name="P19">10-bit ADC</text:p>
        </text:list-item>
        <text:list-item>
          <text:p text:style-name="P19">Analogue <text:span text:style-name="T11">4</text:span> to 1 MUX</text:p>
        </text:list-item>
        <text:list-item>
          <text:p text:style-name="P19">Variable Gain Amplifier Controller</text:p>
        </text:list-item>
        <text:list-item>
          <text:p text:style-name="P20">Plantb0t Sense<text:span text:style-name="T14">+</text:span> <text:span text:style-name="T12">via I²C (2x)</text:span></text:p>
        </text:list-item>
        <text:list-item>
          <text:p text:style-name="P21">On-Board sensor package</text:p>
        </text:list-item>
        <text:list-item>
          <text:p text:style-name="P21">Real Time Clock programmer</text:p>
        </text:list-item>
        <text:list-item>
          <text:p text:style-name="P21"><text:soft-page-break/>(Plantb0t Power+) Battery charging circuit</text:p>
        </text:list-item>
        <text:list-item>
          <text:p text:style-name="P21">…</text:p>
        </text:list-item>
      </text:list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1T03:37:07.436761203</meta:creation-date>
    <dc:date>2016-05-22T21:45:58.395636170</dc:date>
    <meta:editing-duration>PT8H40M31S</meta:editing-duration>
    <meta:editing-cycles>44</meta:editing-cycles>
    <meta:generator>LibreOffice/5.1.2.2.0$Linux_X86_64 LibreOffice_project/10m0$Build-2</meta:generator>
    <meta:document-statistic meta:table-count="1" meta:image-count="0" meta:object-count="0" meta:page-count="3" meta:paragraph-count="64" meta:word-count="289" meta:character-count="1955" meta:non-whitespace-character-count="1776"/>
  </office:meta>
</office:document-meta>
</file>